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Droid Sans Devanagari1" svg:font-family="'Droid Sans Devanagari'" style:font-family-generic="swiss"/>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Liberation Serif" officeooo:rsid="0014fc54" officeooo:paragraph-rsid="0014fc54"/>
    </style:style>
    <style:style style:name="P8" style:family="paragraph" style:parent-style-name="Standard">
      <style:text-properties style:font-name="Liberation Serif" officeooo:rsid="00185a5a" officeooo:paragraph-rsid="00185a5a"/>
    </style:style>
    <style:style style:name="P9" style:family="paragraph" style:parent-style-name="Standard">
      <style:text-properties officeooo:paragraph-rsid="0014fc54"/>
    </style:style>
    <style:style style:name="P10" style:family="paragraph" style:parent-style-name="Standard">
      <style:text-properties officeooo:paragraph-rsid="0018690f"/>
    </style:style>
    <style:style style:name="P11" style:family="paragraph" style:parent-style-name="Standard">
      <style:text-properties fo:color="#000000" style:font-name="monospace" officeooo:paragraph-rsid="0018690f" fo:background-color="#ffffff"/>
    </style:style>
    <style:style style:name="P12" style:family="paragraph" style:parent-style-name="Standard">
      <style:text-properties fo:color="#000000" style:font-name="monospace" officeooo:rsid="0039e9a4" officeooo:paragraph-rsid="0039e9a4" fo:background-color="#ffffff"/>
    </style:style>
    <style:style style:name="P13" style:family="paragraph" style:parent-style-name="Standard">
      <style:text-properties fo:font-style="normal" officeooo:rsid="00304cea" officeooo:paragraph-rsid="00304cea" style:font-style-asian="normal" style:font-style-complex="normal"/>
    </style:style>
    <style:style style:name="P14" style:family="paragraph" style:parent-style-name="Standard">
      <style:text-properties fo:font-style="normal" officeooo:rsid="0031d7f8" officeooo:paragraph-rsid="0031d7f8" style:font-style-asian="normal" style:font-style-complex="normal"/>
    </style:style>
    <style:style style:name="P15" style:family="paragraph" style:parent-style-name="Standard">
      <style:text-properties fo:font-style="normal" officeooo:rsid="0031d7f8" officeooo:paragraph-rsid="00329201" style:font-style-asian="normal" style:font-style-complex="normal"/>
    </style:style>
    <style:style style:name="P16" style:family="paragraph" style:parent-style-name="Standard">
      <style:text-properties fo:font-style="normal" officeooo:rsid="00329201" officeooo:paragraph-rsid="00329201" style:font-style-asian="normal" style:font-style-complex="normal"/>
    </style:style>
    <style:style style:name="P17" style:family="paragraph" style:parent-style-name="Standard">
      <style:text-properties officeooo:paragraph-rsid="00329201"/>
    </style:style>
    <style:style style:name="P18" style:family="paragraph" style:parent-style-name="Standard">
      <style:text-properties officeooo:rsid="00329201" officeooo:paragraph-rsid="00329201"/>
    </style:style>
    <style:style style:name="P19" style:family="paragraph" style:parent-style-name="Standard">
      <style:text-properties officeooo:rsid="00344219" officeooo:paragraph-rsid="00344219"/>
    </style:style>
    <style:style style:name="P20" style:family="paragraph" style:parent-style-name="Standard">
      <style:text-properties officeooo:rsid="0034cf71" officeooo:paragraph-rsid="0034cf71"/>
    </style:style>
    <style:style style:name="P21" style:family="paragraph" style:parent-style-name="Standard">
      <style:text-properties officeooo:paragraph-rsid="0034cf71"/>
    </style:style>
    <style:style style:name="P22" style:family="paragraph" style:parent-style-name="Standard">
      <style:text-properties officeooo:rsid="00368e2b" officeooo:paragraph-rsid="00368e2b"/>
    </style:style>
    <style:style style:name="P23" style:family="paragraph" style:parent-style-name="Standard">
      <style:text-properties officeooo:rsid="00376548" officeooo:paragraph-rsid="00376548"/>
    </style:style>
    <style:style style:name="P24" style:family="paragraph" style:parent-style-name="Standard">
      <style:text-properties fo:font-weight="bold" officeooo:rsid="00376548" officeooo:paragraph-rsid="00376548" style:font-weight-asian="bold" style:font-weight-complex="bold"/>
    </style:style>
    <style:style style:name="P25" style:family="paragraph" style:parent-style-name="Standard">
      <style:text-properties fo:font-weight="normal" officeooo:rsid="00376548" officeooo:paragraph-rsid="00376548" style:font-weight-asian="normal" style:font-weight-complex="normal"/>
    </style:style>
    <style:style style:name="P26" style:family="paragraph" style:parent-style-name="Standard">
      <style:text-properties fo:font-weight="normal" officeooo:rsid="003856f8" officeooo:paragraph-rsid="003856f8" style:font-weight-asian="normal" style:font-weight-complex="normal"/>
    </style:style>
    <style:style style:name="P27" style:family="paragraph" style:parent-style-name="Standard">
      <style:text-properties fo:font-weight="normal" officeooo:rsid="0038892f" officeooo:paragraph-rsid="0038892f" style:font-weight-asian="normal" style:font-weight-complex="normal"/>
    </style:style>
    <style:style style:name="P28" style:family="paragraph" style:parent-style-name="Standard">
      <style:text-properties officeooo:paragraph-rsid="0039e9a4"/>
    </style:style>
    <style:style style:name="P29" style:family="paragraph" style:parent-style-name="Standard">
      <style:text-properties officeooo:rsid="003bdba6" officeooo:paragraph-rsid="003bdba6"/>
    </style:style>
    <style:style style:name="P30" style:family="paragraph" style:parent-style-name="Standard">
      <style:text-properties officeooo:rsid="003d56b1" officeooo:paragraph-rsid="003d56b1"/>
    </style:style>
    <style:style style:name="P31" style:family="paragraph" style:parent-style-name="Standard">
      <style:text-properties officeooo:rsid="003d8904" officeooo:paragraph-rsid="003d8904"/>
    </style:style>
    <style:style style:name="P32" style:family="paragraph" style:parent-style-name="Standard">
      <style:text-properties officeooo:rsid="003e2fbf" officeooo:paragraph-rsid="003e2fbf"/>
    </style:style>
    <style:style style:name="P33"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4"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5"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6" style:family="paragraph" style:parent-style-name="Standard">
      <style:text-properties officeooo:rsid="0040d190" officeooo:paragraph-rsid="0040d190"/>
    </style:style>
    <style:style style:name="P37" style:family="paragraph" style:parent-style-name="Standard">
      <style:text-properties officeooo:rsid="0042cc5b" officeooo:paragraph-rsid="0042cc5b"/>
    </style:style>
    <style:style style:name="P38" style:family="paragraph" style:parent-style-name="Standard">
      <style:text-properties officeooo:rsid="0043b6fb" officeooo:paragraph-rsid="0043b6fb"/>
    </style:style>
    <style:style style:name="P39" style:family="paragraph" style:parent-style-name="Standard">
      <style:text-properties officeooo:rsid="00455455" officeooo:paragraph-rsid="00455455"/>
    </style:style>
    <style:style style:name="P40" style:family="paragraph" style:parent-style-name="Standard">
      <style:text-properties fo:color="#c9211e" officeooo:rsid="00455455" officeooo:paragraph-rsid="00455455"/>
    </style:style>
    <style:style style:name="P41" style:family="paragraph" style:parent-style-name="Standard">
      <style:text-properties fo:color="#c9211e" officeooo:rsid="004d148f" officeooo:paragraph-rsid="004d148f"/>
    </style:style>
    <style:style style:name="P42" style:family="paragraph" style:parent-style-name="Standard">
      <style:text-properties officeooo:paragraph-rsid="00471319"/>
    </style:style>
    <style:style style:name="P43" style:family="paragraph" style:parent-style-name="Standard">
      <style:text-properties officeooo:rsid="0048ab41" officeooo:paragraph-rsid="0048ab41"/>
    </style:style>
    <style:style style:name="P44" style:family="paragraph" style:parent-style-name="Standard">
      <style:text-properties officeooo:paragraph-rsid="0048ab41"/>
    </style:style>
    <style:style style:name="P45" style:family="paragraph" style:parent-style-name="Standard">
      <style:text-properties officeooo:rsid="004b3982" officeooo:paragraph-rsid="004b3982"/>
    </style:style>
    <style:style style:name="P46" style:family="paragraph" style:parent-style-name="Standard">
      <style:text-properties officeooo:rsid="004d148f" officeooo:paragraph-rsid="004d148f"/>
    </style:style>
    <style:style style:name="P47" style:family="paragraph" style:parent-style-name="Text_20_body">
      <style:text-properties officeooo:paragraph-rsid="0018690f"/>
    </style:style>
    <style:style style:name="P48" style:family="paragraph" style:parent-style-name="Text_20_body">
      <style:text-properties officeooo:rsid="0018690f" officeooo:paragraph-rsid="0018690f"/>
    </style:style>
    <style:style style:name="P49" style:family="paragraph" style:parent-style-name="Text_20_body">
      <style:text-properties officeooo:rsid="0018a8e0" officeooo:paragraph-rsid="0018a8e0"/>
    </style:style>
    <style:style style:name="P50" style:family="paragraph" style:parent-style-name="Text_20_body">
      <style:text-properties officeooo:rsid="0018e2be" officeooo:paragraph-rsid="0018e2be"/>
    </style:style>
    <style:style style:name="P51" style:family="paragraph" style:parent-style-name="Text_20_body">
      <style:text-properties officeooo:rsid="001a1927" officeooo:paragraph-rsid="001a1927"/>
    </style:style>
    <style:style style:name="P52" style:family="paragraph" style:parent-style-name="Text_20_body">
      <style:text-properties officeooo:rsid="001ae238" officeooo:paragraph-rsid="001ae238"/>
    </style:style>
    <style:style style:name="P53" style:family="paragraph" style:parent-style-name="Text_20_body">
      <style:text-properties officeooo:paragraph-rsid="001ae238"/>
    </style:style>
    <style:style style:name="P54" style:family="paragraph" style:parent-style-name="Text_20_body">
      <style:text-properties officeooo:rsid="001b9fe0" officeooo:paragraph-rsid="001b9fe0"/>
    </style:style>
    <style:style style:name="P55" style:family="paragraph" style:parent-style-name="Text_20_body">
      <style:text-properties fo:font-style="normal" officeooo:rsid="001b9fe0" officeooo:paragraph-rsid="001b9fe0" style:font-style-asian="normal" style:font-style-complex="normal"/>
    </style:style>
    <style:style style:name="P56" style:family="paragraph" style:parent-style-name="Text_20_body">
      <style:text-properties fo:font-style="normal" officeooo:rsid="001d8827" officeooo:paragraph-rsid="001d8827" style:font-style-asian="normal" style:font-style-complex="normal"/>
    </style:style>
    <style:style style:name="P57" style:family="paragraph" style:parent-style-name="Text_20_body">
      <style:text-properties fo:font-style="normal" officeooo:rsid="00200f60" officeooo:paragraph-rsid="00200f60" style:font-style-asian="normal" style:font-style-complex="normal"/>
    </style:style>
    <style:style style:name="P58" style:family="paragraph" style:parent-style-name="Text_20_body">
      <style:text-properties fo:font-style="normal" officeooo:rsid="0021f31b" officeooo:paragraph-rsid="0021f31b" style:font-style-asian="normal" style:font-style-complex="normal"/>
    </style:style>
    <style:style style:name="P59" style:family="paragraph" style:parent-style-name="Text_20_body">
      <style:text-properties fo:font-style="normal" officeooo:rsid="00249f12" officeooo:paragraph-rsid="00249f12" style:font-style-asian="normal" style:font-style-complex="normal"/>
    </style:style>
    <style:style style:name="P60" style:family="paragraph" style:parent-style-name="Text_20_body">
      <style:text-properties fo:font-style="normal" officeooo:rsid="00256a68" officeooo:paragraph-rsid="00256a68" style:font-style-asian="normal" style:font-style-complex="normal"/>
    </style:style>
    <style:style style:name="P61" style:family="paragraph" style:parent-style-name="Text_20_body">
      <style:text-properties fo:font-style="normal" officeooo:rsid="0029e805" officeooo:paragraph-rsid="0029e805" style:font-style-asian="normal" style:font-style-complex="normal"/>
    </style:style>
    <style:style style:name="P62" style:family="paragraph" style:parent-style-name="Text_20_body">
      <style:text-properties fo:font-style="normal" officeooo:rsid="002b360c" officeooo:paragraph-rsid="002b360c" style:font-style-asian="normal" style:font-style-complex="normal"/>
    </style:style>
    <style:style style:name="P63" style:family="paragraph" style:parent-style-name="Text_20_body">
      <style:text-properties fo:font-style="normal" officeooo:rsid="00304cea" officeooo:paragraph-rsid="00304cea" style:font-style-asian="normal" style:font-style-complex="normal"/>
    </style:style>
    <style:style style:name="P64" style:family="paragraph" style:parent-style-name="Text_20_body">
      <style:text-properties officeooo:paragraph-rsid="00256a68"/>
    </style:style>
    <style:style style:name="P65" style:family="paragraph" style:parent-style-name="Text_20_body">
      <style:text-properties officeooo:rsid="00296315" officeooo:paragraph-rsid="00296315"/>
    </style:style>
    <style:style style:name="P66" style:family="paragraph" style:parent-style-name="Text_20_body">
      <style:text-properties officeooo:rsid="002a2167" officeooo:paragraph-rsid="002a2167"/>
    </style:style>
    <style:style style:name="P67" style:family="paragraph" style:parent-style-name="Text_20_body">
      <style:paragraph-properties fo:break-before="page"/>
      <style:text-properties officeooo:rsid="0027d23d" officeooo:paragraph-rsid="0027d23d"/>
    </style:style>
    <style:style style:name="P68" style:family="paragraph" style:parent-style-name="Standard">
      <style:text-properties officeooo:rsid="003e2fbf" officeooo:paragraph-rsid="003e2fbf"/>
    </style:style>
    <style:style style:name="P69" style:family="paragraph" style:parent-style-name="Standard">
      <style:text-properties officeooo:rsid="00471319" officeooo:paragraph-rsid="00471319"/>
    </style:style>
    <style:style style:name="P70"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71" style:family="paragraph" style:parent-style-name="Standard">
      <style:text-properties officeooo:rsid="004eacde" officeooo:paragraph-rsid="004eacde"/>
    </style:style>
    <style:style style:name="P72"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style:font-name="Liberation Serif" officeooo:rsid="0014fc54"/>
    </style:style>
    <style:style style:name="T5" style:family="text">
      <style:text-properties officeooo:rsid="00185a5a"/>
    </style:style>
    <style:style style:name="T6" style:family="text">
      <style:text-properties fo:background-color="#ffff00" loext:char-shading-value="0"/>
    </style:style>
    <style:style style:name="T7" style:family="text">
      <style:text-properties officeooo:rsid="0018690f" fo:background-color="#ffff00" loext:char-shading-value="0"/>
    </style:style>
    <style:style style:name="T8" style:family="text">
      <style:text-properties officeooo:rsid="001ae238" fo:background-color="#ffff00" loext:char-shading-value="0"/>
    </style:style>
    <style:style style:name="T9" style:family="text">
      <style:text-properties officeooo:rsid="001a1927"/>
    </style:style>
    <style:style style:name="T10" style:family="text">
      <style:text-properties officeooo:rsid="001ae238"/>
    </style:style>
    <style:style style:name="T11" style:family="text">
      <style:text-properties fo:font-style="normal" style:font-style-asian="normal" style:font-style-complex="normal"/>
    </style:style>
    <style:style style:name="T12" style:family="text">
      <style:text-properties fo:font-style="normal" officeooo:rsid="00256a68" style:font-style-asian="normal" style:font-style-complex="normal"/>
    </style:style>
    <style:style style:name="T13" style:family="text">
      <style:text-properties fo:font-style="normal" officeooo:rsid="002821a6" style:font-style-asian="normal" style:font-style-complex="normal"/>
    </style:style>
    <style:style style:name="T14" style:family="text">
      <style:text-properties fo:font-style="normal" officeooo:rsid="0029e805" style:font-style-asian="normal" style:font-style-complex="normal"/>
    </style:style>
    <style:style style:name="T15" style:family="text">
      <style:text-properties fo:font-style="normal" officeooo:rsid="002ab44e" style:font-style-asian="normal" style:font-style-complex="normal"/>
    </style:style>
    <style:style style:name="T16" style:family="text">
      <style:text-properties fo:font-style="normal" officeooo:rsid="0031d7f8" style:font-style-asian="normal" style:font-style-complex="normal"/>
    </style:style>
    <style:style style:name="T17" style:family="text">
      <style:text-properties fo:font-style="normal" officeooo:rsid="00329201" style:font-style-asian="normal" style:font-style-complex="normal"/>
    </style:style>
    <style:style style:name="T18" style:family="text">
      <style:text-properties officeooo:rsid="0021f31b"/>
    </style:style>
    <style:style style:name="T19" style:family="text">
      <style:text-properties officeooo:rsid="00243a5c"/>
    </style:style>
    <style:style style:name="T20" style:family="text">
      <style:text-properties officeooo:rsid="002637c2"/>
    </style:style>
    <style:style style:name="T21" style:family="text">
      <style:text-properties officeooo:rsid="0027249d"/>
    </style:style>
    <style:style style:name="T22" style:family="text">
      <style:text-properties fo:color="#c792ea" style:font-name="Fira Code" fo:font-size="9pt" fo:font-style="italic" fo:font-weight="normal" style:font-size-asian="9pt" style:font-style-asian="italic" style:font-weight-asian="normal"/>
    </style:style>
    <style:style style:name="T23" style:family="text">
      <style:text-properties fo:color="#c792ea" style:font-name="Fira Code" fo:font-size="9pt" fo:font-style="italic" fo:font-weight="normal" style:font-size-asian="9pt" style:font-style-asian="italic" style:font-weight-asian="normal" style:font-style-complex="normal"/>
    </style:style>
    <style:style style:name="T24" style:family="text">
      <style:text-properties fo:color="#c792ea" style:font-name="Fira Code" fo:font-size="9pt" fo:font-style="italic" fo:font-weight="normal" officeooo:rsid="00344219" style:font-size-asian="9pt" style:font-style-asian="italic" style:font-weight-asian="normal"/>
    </style:style>
    <style:style style:name="T25" style:family="text">
      <style:text-properties fo:color="#c792ea" style:font-name="Fira Code" fo:font-size="9pt" fo:font-style="italic" fo:font-weight="bold" style:font-size-asian="9pt" style:font-style-asian="italic" style:font-weight-asian="bold"/>
    </style:style>
    <style:style style:name="T26" style:family="text">
      <style:text-properties fo:color="#ffcb6b" style:font-name="Fira Code" fo:font-size="9pt" fo:font-weight="normal" style:font-size-asian="9pt" style:font-weight-asian="normal"/>
    </style:style>
    <style:style style:name="T27" style:family="text">
      <style:text-properties fo:color="#c3d3de" style:font-name="Fira Code" fo:font-size="9pt" fo:font-style="italic" fo:font-weight="normal" style:font-size-asian="9pt" style:font-style-asian="italic" style:font-weight-asian="normal"/>
    </style:style>
    <style:style style:name="T28" style:family="text">
      <style:text-properties fo:color="#c3d3de" style:font-name="Fira Code" fo:font-size="9pt" fo:font-weight="normal" style:font-size-asian="9pt" style:font-weight-asian="normal"/>
    </style:style>
    <style:style style:name="T29" style:family="text">
      <style:text-properties fo:color="#c3d3de" style:font-name="JetBrains Mono" fo:font-size="9pt" fo:font-style="normal" fo:font-weight="normal" style:font-size-asian="9pt" style:font-style-asian="normal" style:font-weight-asian="normal"/>
    </style:style>
    <style:style style:name="T30" style:family="text">
      <style:text-properties fo:color="#c3d3de" style:font-name="JetBrains Mono" fo:font-size="9pt" fo:font-style="normal" fo:font-weight="normal" style:font-size-asian="9pt" style:font-style-asian="normal" style:font-weight-asian="normal"/>
    </style:style>
    <style:style style:name="T3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32" style:family="text">
      <style:text-properties fo:color="#89ddff" style:font-name="Fira Code" fo:font-size="9pt" fo:font-style="normal" fo:font-weight="normal" style:font-size-asian="9pt" style:font-style-asian="normal" style:font-weight-asian="normal"/>
    </style:style>
    <style:style style:name="T33" style:family="text">
      <style:text-properties fo:color="#89ddff" style:font-name="Fira Code" fo:font-size="9pt" fo:font-style="normal" fo:font-weight="normal" officeooo:rsid="00344219" style:font-size-asian="9pt" style:font-style-asian="normal" style:font-weight-asian="normal"/>
    </style:style>
    <style:style style:name="T34" style:family="text">
      <style:text-properties fo:color="#89ddff" style:font-name="Fira Code" fo:font-size="9pt" fo:font-weight="normal" style:font-size-asian="9pt" style:font-weight-asian="normal"/>
    </style:style>
    <style:style style:name="T35" style:family="text">
      <style:text-properties fo:color="#546e7a" style:font-name="Fira Code" fo:font-size="9pt" fo:font-style="italic" fo:font-weight="normal" style:font-size-asian="9pt" style:font-style-asian="italic" style:font-weight-asian="normal"/>
    </style:style>
    <style:style style:name="T36" style:family="text">
      <style:text-properties fo:color="#546e7a" style:font-name="Fira Code" fo:font-size="9pt" fo:font-style="italic" fo:font-weight="normal" officeooo:rsid="00329201" style:font-size-asian="9pt" style:font-style-asian="italic" style:font-weight-asian="normal"/>
    </style:style>
    <style:style style:name="T37" style:family="text">
      <style:text-properties fo:color="#82aaff" style:font-name="Fira Code" fo:font-size="9pt" fo:font-style="normal" fo:font-weight="normal" style:font-size-asian="9pt" style:font-style-asian="normal" style:font-weight-asian="normal"/>
    </style:style>
    <style:style style:name="T38" style:family="text">
      <style:text-properties fo:color="#82aaff" style:font-name="Fira Code" fo:font-size="9pt" fo:font-style="normal" fo:font-weight="normal" officeooo:rsid="00344219" style:font-size-asian="9pt" style:font-style-asian="normal" style:font-weight-asian="normal"/>
    </style:style>
    <style:style style:name="T39" style:family="text">
      <style:text-properties fo:color="#82aaff" style:font-name="Fira Code" fo:font-size="9pt" fo:font-weight="normal" style:font-size-asian="9pt" style:font-weight-asian="normal"/>
    </style:style>
    <style:style style:name="T40" style:family="text">
      <style:text-properties fo:color="#eeffe3" style:font-name="Fira Code" fo:font-size="9pt" fo:font-weight="normal" style:font-size-asian="9pt" style:font-weight-asian="normal"/>
    </style:style>
    <style:style style:name="T41" style:family="text">
      <style:text-properties fo:color="#f78c6c" style:font-name="Fira Code" fo:font-size="9pt" fo:font-weight="normal" style:font-size-asian="9pt" style:font-weight-asian="normal"/>
    </style:style>
    <style:style style:name="T42" style:family="text">
      <style:text-properties officeooo:rsid="00344219"/>
    </style:style>
    <style:style style:name="T43" style:family="text">
      <style:text-properties fo:color="#59626f" style:font-name="JetBrains Mono" fo:font-size="9pt" fo:font-style="italic" fo:font-weight="normal" style:font-size-asian="9pt" style:font-style-asian="italic" style:font-weight-asian="normal"/>
    </style:style>
    <style:style style:name="T44" style:family="text">
      <style:text-properties fo:color="#59626f" style:font-name="JetBrains Mono" fo:font-size="9pt" fo:font-style="italic" fo:font-weight="normal" officeooo:rsid="00344219" style:font-size-asian="9pt" style:font-style-asian="italic" style:font-weight-asian="normal"/>
    </style:style>
    <style:style style:name="T45" style:family="text">
      <style:text-properties fo:color="#59626f" style:font-name="JetBrains Mono" fo:font-size="9pt" fo:font-style="italic" fo:font-weight="normal" officeooo:rsid="0043b6fb" style:font-size-asian="9pt" style:font-style-asian="italic" style:font-weight-asian="normal"/>
    </style:style>
    <style:style style:name="T46" style:family="text">
      <style:text-properties fo:color="#59626f" style:font-name="JetBrains Mono" fo:font-size="9pt" fo:font-style="normal" fo:font-weight="normal" style:font-size-asian="9pt" style:font-style-asian="normal" style:font-weight-asian="normal"/>
    </style:style>
    <style:style style:name="T47" style:family="text">
      <style:text-properties fo:color="#59626f" style:font-name="JetBrains Mono" fo:font-size="9pt" fo:font-style="normal" fo:font-weight="normal" style:font-size-asian="9pt" style:font-style-asian="normal" style:font-weight-asian="normal"/>
    </style:style>
    <style:style style:name="T48" style:family="text">
      <style:text-properties fo:color="#e06c75" style:font-name="JetBrains Mono" fo:font-size="9pt" fo:font-style="normal" fo:font-weight="normal" style:font-size-asian="9pt" style:font-style-asian="normal" style:font-weight-asian="normal"/>
    </style:style>
    <style:style style:name="T49" style:family="text">
      <style:text-properties fo:color="#e06c75" style:font-name="JetBrains Mono" fo:font-size="9pt" fo:font-style="normal" fo:font-weight="normal" officeooo:rsid="00344219" style:font-size-asian="9pt" style:font-style-asian="normal" style:font-weight-asian="normal"/>
    </style:style>
    <style:style style:name="T50" style:family="text">
      <style:text-properties fo:color="#e06c75" style:font-name="JetBrains Mono" fo:font-size="9pt" fo:font-style="normal" fo:font-weight="normal" officeooo:rsid="0043b6fb" style:font-size-asian="9pt" style:font-style-asian="normal" style:font-weight-asian="normal"/>
    </style:style>
    <style:style style:name="T51" style:family="text">
      <style:text-properties fo:color="#e06c75" style:font-name="JetBrains Mono" fo:font-size="9pt" fo:font-style="normal" fo:font-weight="normal" style:font-size-asian="9pt" style:font-style-asian="normal" style:font-weight-asian="normal"/>
    </style:style>
    <style:style style:name="T52"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53"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54" style:family="text">
      <style:text-properties fo:color="#61afef" style:font-name="JetBrains Mono" fo:font-size="9pt" fo:font-style="normal" fo:font-weight="normal" style:font-size-asian="9pt" style:font-style-asian="normal" style:font-weight-asian="normal"/>
    </style:style>
    <style:style style:name="T55" style:family="text">
      <style:text-properties fo:color="#61afef" style:font-name="JetBrains Mono" fo:font-size="9pt" fo:font-style="normal" fo:font-weight="normal" officeooo:rsid="00344219" style:font-size-asian="9pt" style:font-style-asian="normal" style:font-weight-asian="normal"/>
    </style:style>
    <style:style style:name="T56" style:family="text">
      <style:text-properties fo:color="#61afef" style:font-name="JetBrains Mono" fo:font-size="9pt" fo:font-style="normal" fo:font-weight="normal" officeooo:rsid="0043b6fb" style:font-size-asian="9pt" style:font-style-asian="normal" style:font-weight-asian="normal"/>
    </style:style>
    <style:style style:name="T57" style:family="text">
      <style:text-properties fo:color="#61afef" style:font-name="JetBrains Mono" fo:font-size="9pt" fo:font-style="normal" fo:font-weight="normal" officeooo:rsid="00455455" style:font-size-asian="9pt" style:font-style-asian="normal" style:font-weight-asian="normal"/>
    </style:style>
    <style:style style:name="T58" style:family="text">
      <style:text-properties fo:color="#61afef" style:font-name="JetBrains Mono" fo:font-size="9pt" fo:font-style="normal" fo:font-weight="normal" style:font-size-asian="9pt" style:font-style-asian="normal" style:font-weight-asian="normal"/>
    </style:style>
    <style:style style:name="T59"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60"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61" style:family="text">
      <style:text-properties fo:color="#61afef" style:font-name="JetBrains Mono" fo:font-size="9pt" fo:font-style="normal" style:font-size-asian="9pt" style:font-style-asian="normal"/>
    </style:style>
    <style:style style:name="T62" style:family="text">
      <style:text-properties fo:color="#61aeef" style:font-name="JetBrains Mono" fo:font-size="9pt" fo:font-style="normal" fo:font-weight="normal" style:font-size-asian="9pt" style:font-style-asian="normal" style:font-weight-asian="normal"/>
    </style:style>
    <style:style style:name="T63" style:family="text">
      <style:text-properties fo:color="#61aeef" style:font-name="JetBrains Mono" fo:font-size="9pt" fo:font-style="normal" fo:font-weight="normal" officeooo:rsid="00344219" style:font-size-asian="9pt" style:font-style-asian="normal" style:font-weight-asian="normal"/>
    </style:style>
    <style:style style:name="T64" style:family="text">
      <style:text-properties fo:color="#61aeef" style:font-name="JetBrains Mono" fo:font-size="9pt" fo:font-style="normal" fo:font-weight="normal" officeooo:rsid="0043b6fb" style:font-size-asian="9pt" style:font-style-asian="normal" style:font-weight-asian="normal"/>
    </style:style>
    <style:style style:name="T65" style:family="text">
      <style:text-properties fo:color="#61aeef" style:font-name="JetBrains Mono" fo:font-size="9pt" fo:font-style="normal" fo:font-weight="normal" officeooo:rsid="00455455" style:font-size-asian="9pt" style:font-style-asian="normal" style:font-weight-asian="normal"/>
    </style:style>
    <style:style style:name="T66" style:family="text">
      <style:text-properties fo:color="#61aeef" style:font-name="JetBrains Mono" fo:font-size="9pt" fo:font-style="normal" fo:font-weight="normal" style:font-size-asian="9pt" style:font-style-asian="normal" style:font-weight-asian="normal"/>
    </style:style>
    <style:style style:name="T67"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68"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69" style:family="text">
      <style:text-properties fo:color="#61aeef" style:font-name="JetBrains Mono" fo:font-size="9pt" fo:font-style="normal" style:font-size-asian="9pt" style:font-style-asian="normal"/>
    </style:style>
    <style:style style:name="T70" style:family="text">
      <style:text-properties fo:color="#61aeef" style:font-name="JetBrains Mono" fo:font-size="9pt" fo:font-style="italic" fo:font-weight="normal" style:font-size-asian="9pt" style:font-style-asian="italic" style:font-weight-asian="normal"/>
    </style:style>
    <style:style style:name="T71"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72" style:family="text">
      <style:text-properties fo:color="#61aeef" style:font-name="JetBrains Mono" fo:font-size="9pt" fo:font-style="italic" style:font-size-asian="9pt" style:font-style-asian="italic"/>
    </style:style>
    <style:style style:name="T73" style:family="text">
      <style:text-properties fo:color="#a6b2c0" style:font-name="JetBrains Mono" fo:font-size="9pt" fo:font-style="normal" fo:font-weight="normal" style:font-size-asian="9pt" style:font-style-asian="normal" style:font-weight-asian="normal"/>
    </style:style>
    <style:style style:name="T74" style:family="text">
      <style:text-properties fo:color="#a6b2c0" style:font-name="JetBrains Mono" fo:font-size="9pt" fo:font-style="normal" fo:font-weight="normal" officeooo:rsid="00344219" style:font-size-asian="9pt" style:font-style-asian="normal" style:font-weight-asian="normal"/>
    </style:style>
    <style:style style:name="T75" style:family="text">
      <style:text-properties fo:color="#a6b2c0" style:font-name="JetBrains Mono" fo:font-size="9pt" fo:font-style="normal" fo:font-weight="normal" officeooo:rsid="0043b6fb" style:font-size-asian="9pt" style:font-style-asian="normal" style:font-weight-asian="normal"/>
    </style:style>
    <style:style style:name="T76" style:family="text">
      <style:text-properties fo:color="#a6b2c0" style:font-name="JetBrains Mono" fo:font-size="9pt" fo:font-style="normal" fo:font-weight="normal" officeooo:rsid="00455455" style:font-size-asian="9pt" style:font-style-asian="normal" style:font-weight-asian="normal"/>
    </style:style>
    <style:style style:name="T77" style:family="text">
      <style:text-properties fo:color="#a6b2c0" style:font-name="JetBrains Mono" fo:font-size="9pt" fo:font-style="normal" fo:font-weight="normal" style:font-size-asian="9pt" style:font-style-asian="normal" style:font-weight-asian="normal"/>
    </style:style>
    <style:style style:name="T78"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79"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80" style:family="text">
      <style:text-properties fo:color="#a6b2c0" style:font-name="JetBrains Mono" fo:font-size="9pt" fo:font-style="normal" style:font-size-asian="9pt" style:font-style-asian="normal"/>
    </style:style>
    <style:style style:name="T81" style:family="text">
      <style:text-properties fo:color="#98c379" style:font-name="JetBrains Mono" fo:font-size="9pt" fo:font-style="normal" fo:font-weight="normal" style:font-size-asian="9pt" style:font-style-asian="normal" style:font-weight-asian="normal"/>
    </style:style>
    <style:style style:name="T82" style:family="text">
      <style:text-properties fo:color="#98c379" style:font-name="JetBrains Mono" fo:font-size="9pt" fo:font-style="normal" fo:font-weight="normal" officeooo:rsid="00344219" style:font-size-asian="9pt" style:font-style-asian="normal" style:font-weight-asian="normal"/>
    </style:style>
    <style:style style:name="T83" style:family="text">
      <style:text-properties fo:color="#98c379" style:font-name="JetBrains Mono" fo:font-size="9pt" fo:font-style="normal" fo:font-weight="normal" officeooo:rsid="0043b6fb" style:font-size-asian="9pt" style:font-style-asian="normal" style:font-weight-asian="normal"/>
    </style:style>
    <style:style style:name="T84" style:family="text">
      <style:text-properties fo:color="#98c379" style:font-name="JetBrains Mono" fo:font-size="9pt" fo:font-style="normal" fo:font-weight="normal" officeooo:rsid="00455455" style:font-size-asian="9pt" style:font-style-asian="normal" style:font-weight-asian="normal"/>
    </style:style>
    <style:style style:name="T85" style:family="text">
      <style:text-properties fo:color="#98c379" style:font-name="JetBrains Mono" fo:font-size="9pt" fo:font-style="normal" fo:font-weight="normal" style:font-size-asian="9pt" style:font-style-asian="normal" style:font-weight-asian="normal"/>
    </style:style>
    <style:style style:name="T86"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87"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88" style:family="text">
      <style:text-properties fo:color="#98c379" style:font-name="JetBrains Mono" fo:font-size="9pt" fo:font-style="normal" style:font-size-asian="9pt" style:font-style-asian="normal"/>
    </style:style>
    <style:style style:name="T89" style:family="text">
      <style:text-properties fo:color="#e5c17c" style:font-name="JetBrains Mono" fo:font-size="9pt" fo:font-style="normal" fo:font-weight="normal" style:font-size-asian="9pt" style:font-style-asian="normal" style:font-weight-asian="normal"/>
    </style:style>
    <style:style style:name="T90" style:family="text">
      <style:text-properties fo:color="#e5c17c" style:font-name="JetBrains Mono" fo:font-size="9pt" fo:font-style="normal" fo:font-weight="normal" officeooo:rsid="00344219" style:font-size-asian="9pt" style:font-style-asian="normal" style:font-weight-asian="normal"/>
    </style:style>
    <style:style style:name="T91"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92" style:family="text">
      <style:text-properties fo:color="#e5c17c" style:font-name="JetBrains Mono" fo:font-size="9pt" fo:font-style="normal" style:font-size-asian="9pt" style:font-style-asian="normal"/>
    </style:style>
    <style:style style:name="T93" style:family="text">
      <style:text-properties fo:color="#e5c17c" style:font-name="JetBrains Mono" fo:font-size="9pt" fo:font-style="italic" fo:font-weight="normal" style:font-size-asian="9pt" style:font-style-asian="italic" style:font-weight-asian="normal"/>
    </style:style>
    <style:style style:name="T94" style:family="text">
      <style:text-properties fo:color="#c679dd" style:font-name="JetBrains Mono" fo:font-size="9pt" fo:font-style="italic" fo:font-weight="normal" style:font-size-asian="9pt" style:font-style-asian="italic" style:font-weight-asian="normal"/>
    </style:style>
    <style:style style:name="T95" style:family="text">
      <style:text-properties fo:color="#c679dd" style:font-name="JetBrains Mono" fo:font-size="9pt" fo:font-style="italic" fo:font-weight="normal" officeooo:rsid="00344219" style:font-size-asian="9pt" style:font-style-asian="italic" style:font-weight-asian="normal"/>
    </style:style>
    <style:style style:name="T96" style:family="text">
      <style:text-properties fo:color="#c679dd" style:font-name="JetBrains Mono" fo:font-size="9pt" fo:font-style="italic" fo:font-weight="normal" style:font-size-asian="9pt" style:font-style-asian="italic" style:font-weight-asian="normal"/>
    </style:style>
    <style:style style:name="T97"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98"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99" style:family="text">
      <style:text-properties fo:color="#c679dd" style:font-name="JetBrains Mono" fo:font-size="9pt" fo:font-style="italic" fo:font-weight="bold" style:font-size-asian="9pt" style:font-style-asian="italic" style:font-weight-asian="bold"/>
    </style:style>
    <style:style style:name="T100" style:family="text">
      <style:text-properties fo:color="#c679dd" style:font-name="JetBrains Mono" fo:font-size="9pt" fo:font-style="italic" style:font-size-asian="9pt" style:font-style-asian="italic"/>
    </style:style>
    <style:style style:name="T101" style:family="text">
      <style:text-properties officeooo:rsid="0034cf71"/>
    </style:style>
    <style:style style:name="T102" style:family="text">
      <style:text-properties style:font-name="monospace"/>
    </style:style>
    <style:style style:name="T103" style:family="text">
      <style:text-properties officeooo:rsid="003d56b1"/>
    </style:style>
    <style:style style:name="T104" style:family="text">
      <style:text-properties officeooo:rsid="003e2fbf"/>
    </style:style>
    <style:style style:name="T105" style:family="text">
      <style:text-properties fo:color="#abb2bf" style:font-name="0" fo:font-size="9pt" style:font-size-asian="9pt"/>
    </style:style>
    <style:style style:name="T106" style:family="text">
      <style:text-properties officeooo:rsid="0043b6fb"/>
    </style:style>
    <style:style style:name="T107" style:family="text">
      <style:text-properties officeooo:rsid="00455455"/>
    </style:style>
    <style:style style:name="T108" style:family="text">
      <style:text-properties officeooo:rsid="00471319"/>
    </style:style>
    <style:style style:name="T109" style:family="text">
      <style:text-properties officeooo:rsid="0048ab41"/>
    </style:style>
    <style:style style:name="T110" style:family="text">
      <style:text-properties fo:font-size="12pt"/>
    </style:style>
    <style:style style:name="gr1"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21">3</text:span></text:p>
      <text:p text:style-name="P2">Primero de todo tenemos que inciciar nuestros contenedores de docker y entrar al bash del workspace que se hace de la siguiente forma:</text:p>
      <text:p text:style-name="P2"><draw:frame text:anchor-type="paragraph" draw:z-index="0" draw:name="Shape1" draw:style-name="gr1" draw:text-style-name="P72" svg:width="18.294cm" svg:height="6.028cm" svg:x="0.192cm" svg:y="0.148cm"><draw:text-box><text:p><text:span text:style-name="T110">Consideraciones: la carpeta de proyectos es ~/laravel y dentro de esta tenemos la del framework </text:span>laradock (~/laravel/laradock)</text:p><text:p><text:span text:style-name="T110"/></text:p><text:p><text:span text:style-name="T110">Mis aliases del ~/.bash_aliases son:</text:span></text:p><text:p><text:span text:style-name="T110"/></text:p><text:p><text:span text:style-name="T110">alias laravel='cd ; cd laravel'</text:span></text:p><text:p><text:span text:style-name="T110">alias laradock='laravel ; cd laradock'</text:span></text:p><text:p><text:span text:style-name="T110">alias dup='laradock ; sudo docker-compose up -d nginx mysql phpmyadmin workspace ; laravel'</text:span></text:p><text:p><text:span text:style-name="T110">alias de='laradock ; sudo docker-compose exec workspace bash ; laravel'</text:span></text:p><text:p><text:span text:style-name="T110">alias ds='laradock ; sudo docker-compose stop ; laravel'</text:span></text:p><text:p><text:span text:style-name="T110">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7">Ahora vamos a inicializar nuestro respositorio git en la carpeta de nuestro proyecto<text:line-break/></text:p>
      <text:p text:style-name="P7">laravel</text:p>
      <text:p text:style-name="P7">cd social</text:p>
      <text:p text:style-name="P7">git init</text:p>
      <text:p text:style-name="P7">git add . (para añadir todo)</text:p>
      <text:p text:style-name="P8">git commit -m “Install Laravel 5.6”</text:p>
      <text:p text:style-name="P7"/>
      <text:p text:style-name="P9"><text:span text:style-name="T4">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Conectar a GitHub con SSH</text:span></text:a></text:p>
      <text:p text:style-name="P9"/>
      <text:p text:style-name="P10"><text:span text:style-name="T5">Si nos da problemas con los permisos, podemos arreglarlo con lo siguiente estando dentro de la carpeta del proyecto:<text:line-break/></text:span><text:span text:style-name="T2">sudo chown -R $USER .</text:span></text:p>
      <text:p text:style-name="P11"/>
      <text:p text:style-name="P48">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48">Si no se ve, tenemos que mostrar los archivos ocultos (normalmente Ctrl+H).</text:p>
      <text:p text:style-name="P48">Abrimos el archivo y lo tenemos que dejar así:</text:p>
      <text:p text:style-name="P47">DB_CONNECTION=mysql<text:line-break/>DB_HOST=<text:span text:style-name="T7">mysql</text:span><text:line-break/>DB_PORT=3306<text:line-break/>DB_DATABASE=<text:span text:style-name="T7">social</text:span><text:line-break/><text:soft-page-break/>DB_USERNAME=homestead<text:line-break/>DB_PASSWORD=secret</text:p>
      <text:p text:style-name="P49">Y modificamos estas también por las nuestras:</text:p>
      <text:p text:style-name="P49">APP_NAME=Social</text:p>
      <text:p text:style-name="P49">APP_URL=http://social.test</text:p>
      <text:p text:style-name="P48">El resto lo dejamos igual</text:p>
      <text:p text:style-name="P49">Ahora accedemos a nuestro gestor de BBDD en localhost:8080 o el puerto que tengamos configurado con<text:line-break/>user: root<text:line-break/>password: root</text:p>
      <text:p text:style-name="P49">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50">Queda crear el host que se hace entrando en laradock/nginx/<text:span text:style-name="T9">sites</text:span></text:p>
      <text:p text:style-name="P51">laradock<text:line-break/>cd nginx/sites</text:p>
      <text:p text:style-name="P51">Copiamos laravel.conf.example para usarlo para nuestra aplicación:</text:p>
      <text:p text:style-name="P51">cp laravel.conf.example social.conf</text:p>
      <text:p text:style-name="P52">Ahora vamos a editarlo:</text:p>
      <text:p text:style-name="P53"><text:span text:style-name="T10">Modificamos las líneas 12 y 13 por:<text:line-break/> <text:s text:c="3"/>server_name </text:span><text:span text:style-name="T8">social</text:span><text:span text:style-name="T10">.test;</text:span></text:p>
      <text:p text:style-name="P52"><text:s text:c="4"/>root /var/www/<text:span text:style-name="T6">social</text:span>/public;</text:p>
      <text:p text:style-name="P52">también modificamos las 2 últimas líneas por:</text:p>
      <text:p text:style-name="P53"><text:span text:style-name="T10">error_log /var/log/nginx/</text:span><text:span text:style-name="T8">social</text:span><text:span text:style-name="T10">_error.log;</text:span></text:p>
      <text:p text:style-name="P53"><text:span text:style-name="T10">access_log /var/log/nginx/</text:span><text:span text:style-name="T8">social</text:span><text:span text:style-name="T10">_access.log;</text:span></text:p>
      <text:p text:style-name="P54">Guardamos y ahora vamos a añadir nuestra página en el host del sistema que es haciendo:</text:p>
      <text:p text:style-name="P54">sudo gedit <text:span text:style-name="T11">/etc/hosts</text:span></text:p>
      <text:p text:style-name="P55">y añadimos la siguiente línea:</text:p>
      <text:p text:style-name="P56">127.0.0.1<text:tab/>social.test</text:p>
      <text:p text:style-name="P56"><text:soft-page-break/>Para que funcione, tendríamos que reiniciar nuestro contenedor nginx de docker, pero reiniciando todos nos aseguramos que todo vaya como la seda:<text:line-break/>dr</text:p>
      <text:p text:style-name="P56">Nos dirigimos a social.test y vemos que funciona perfectamente</text:p>
      <text:p text:style-name="P57">(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8">PHP</text:span></text:p>
      <text:p text:style-name="P58">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9">Hecho esto, vamos a la barra inferior (Services), seleccionamos Docker y le damos al botón de play para ejectuar el daemon.</text:span></text:p>
      <text:p text:style-name="P59">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60">Ahora buscamos phpunit y vamos a Languages &amp; Frameworks→PHP→Test Frameworks. <text:span text:style-name="T20">Le damos al + para añadir una configuración nueva con intérprete remoto y seleccionamos nuestro docker. </text:span>En el Default configuration file seleccionamos el phpunit.xml de nuestr<text:span text:style-name="T20">a</text:span> carpeta raíz del proyecto. Apply y ok.</text:p>
      <text:p text:style-name="P64"><text:span text:style-name="T12">Ahora vamos a configurar PhpStorm para que entienda los facades. Descargamos el archivo</text:span><text:a xlink:type="simple" xlink:href="https://gist.github.com/barryvdh/5227822" text:style-name="Internet_20_link" text:visited-style-name="Visited_20_Internet_20_Link"><text:span text:style-name="T12"> ide_helper.php</text:span></text:a><text:span text:style-name="T12"> y lo guardamos en la carpeta del proyecto.</text:span></text:p>
      <text:p text:style-name="P60"/>
      <text:p text:style-name="P67"><text:span text:style-name="T12">Ví</text:span><text:span text:style-name="T11">deo </text:span><text:span text:style-name="T14">4</text:span></text:p>
      <text:p text:style-name="P65"><text:span text:style-name="T13">P</text:span><text:span text:style-name="T11">ara ejecutar los tests hay que ejecutar el archivo dentro del proyecto “vendor/bin/phpunit” o “phpunit”</text:span></text:p>
      <text:p text:style-name="P61">Vídeo 5</text:p>
      <text:p text:style-name="P66"><text:span text:style-name="T11">Vamos </text:span><text:span text:style-name="T15">a </text:span><text:span text:style-name="T11">hacer que los usuarios puedan publicar estados. Primero vamos a eliminar los archivos test de ejemplo:<text:line-break/>social/tests/Feauture/ExampleTest.php<text:line-break/>social/tests/Unit/ExampleTest.php</text:span></text:p>
      <text:p text:style-name="P62">Ahora vamos a crear un test propio y esto se hace desde el bash del worskpace así que ejecutamos dup y de para acceder y después:<text:line-break/>php artisan make:test CreateStatusTest<text:line-break/>Es importante el “Test” del final.</text:p>
      <text:p text:style-name="P63">Esto nos genera un archivo del estilo:</text:p>
      <text:p text:style-name="P13"><text:span text:style-name="T22">class </text:span><text:span text:style-name="T26">CreateStatusTest </text:span><text:span text:style-name="T22">extends </text:span><text:span text:style-name="T28">TestCase</text:span><text:line-break/><text:span text:style-name="T34">{</text:span><text:line-break/><text:span text:style-name="T34"> <text:s text:c="3"/></text:span><text:span text:style-name="T35">/**</text:span><text:line-break/><text:span text:style-name="T35"> <text:s text:c="4"/>* A basic test example.</text:span><text:line-break/><text:span text:style-name="T35"> <text:s text:c="4"/>*</text:span><text:line-break/><text:span text:style-name="T35"> <text:s text:c="4"/>* </text:span><text:span text:style-name="T25">@return </text:span><text:span text:style-name="T27">void</text:span><text:line-break/><text:span text:style-name="T27"> <text:s text:c="4"/></text:span><text:span text:style-name="T35">*/</text:span><text:line-break/><text:span text:style-name="T35"> <text:s text:c="3"/></text:span><text:span text:style-name="T22">public function </text:span><text:span text:style-name="T39">testExample</text:span><text:span text:style-name="T34">()</text:span><text:line-break/><text:span text:style-name="T34"> <text:s text:c="3"/>{</text:span><text:line-break/><text:span text:style-name="T34"> <text:s text:c="7"/></text:span><text:span text:style-name="T40">$this</text:span><text:span text:style-name="T34">-&gt;</text:span><text:span text:style-name="T39">assertTrue</text:span><text:span text:style-name="T34">(</text:span><text:span text:style-name="T41">true</text:span><text:span text:style-name="T34">);</text:span><text:line-break/><text:span text:style-name="T34"> <text:s text:c="3"/>}</text:span><text:line-break/><text:span text:style-name="T34">}</text:span></text:p>
      <text:p text:style-name="P13"/>
      <text:p text:style-name="P14">Es importante que lleve puesto “test” en la función o que se declare como “@test” antes de la función y así poder poner el nombre que queramos. Vamos a construir el primer test:</text:p>
      <text:p text:style-name="P14"/>
      <text:p text:style-name="P14">Anotaciones: si no deja que editemos el nuevo archivo que hemos creado, accedemos a la carpeta del proyecto y ejecutamos el cambio de permisos:</text:p>
      <text:p text:style-name="P14">laravel<text:line-break/>cd social<text:line-break/>sudo chown -R $USER .</text:p>
      <text:p text:style-name="P14"/>
      <text:p text:style-name="P15"><text:span text:style-name="T22">class </text:span><text:span text:style-name="T26">CreateStatusTest </text:span><text:span text:style-name="T22">extends </text:span><text:span text:style-name="T28">TestCase</text:span><text:line-break/><text:span text:style-name="T34">{</text:span><text:line-break/><text:span text:style-name="T34"> <text:s text:c="3"/></text:span><text:span text:style-name="T35">/**</text:span><text:line-break/><text:span text:style-name="T35"> <text:s text:c="4"/>* </text:span><text:span text:style-name="T25">@test </text:span><text:line-break/><text:span text:style-name="T25"> <text:s text:c="4"/></text:span><text:span text:style-name="T35">*/</text:span><text:line-break/><text:span text:style-name="T35"> <text:s text:c="3"/></text:span><text:span text:style-name="T22">public function </text:span><text:span text:style-name="T39">a_user_can_create_statuses</text:span><text:span text:style-name="T34">()</text:span><text:line-break/><text:span text:style-name="T34"> <text:s text:c="3"/>{</text:span><text:line-break/><text:span text:style-name="T34"> <text:s text:c="7"/></text:span><text:line-break/><text:span text:style-name="T34"> <text:s text:c="3"/>}</text:span><text:line-break/><text:span text:style-name="T34">}</text:span></text:p>
      <text:p text:style-name="P33"/>
      <text:p text:style-name="P17"><text:span text:style-name="T16">T</text:span><text:span text:style-name="T17">iene que tener 3 apartados básicos de este estilo:<text:line-break/></text:span><text:span text:style-name="T23">public function </text:span><text:span text:style-name="T37">a_user_can_create_statuses</text:span><text:span text:style-name="T32">()</text:span><text:line-break/><text:span text:style-name="T32">{</text:span><text:line-break/><text:span text:style-name="T32"> <text:s text:c="3"/></text:span><text:span text:style-name="T35">// 1. Given </text:span><text:span text:style-name="T36">=&gt; Teniendo</text:span><text:line-break/><text:span text:style-name="T35"> <text:s text:c="3"/>// 2. When </text:span><text:span text:style-name="T36">=&gt; Cuando</text:span><text:line-break/><text:soft-page-break/><text:span text:style-name="T35"> <text:s text:c="3"/>// 3. Then </text:span><text:span text:style-name="T36">=&gt; Entonces</text:span><text:line-break/><text:span text:style-name="T32">}</text:span></text:p>
      <text:p text:style-name="P16">Los pasos explicados:</text:p>
      <text:p text:style-name="P16">1. Creamos el contexto. Cuál es el estado de la aplicaciones que queremos comprobar.</text:p>
      <text:p text:style-name="P16">2. Realizamos la acción que queremos probar.</text:p>
      <text:p text:style-name="P16">3. Comprobamos que los resultados obtenidos son los que esperamos.</text:p>
      <text:p text:style-name="P16"/>
      <text:p text:style-name="P16">Generamos los pasos según lo que queremos hacer:</text:p>
      <text:p text:style-name="P18"><text:span text:style-name="T22">public function </text:span><text:span text:style-name="T37">an_authenticated_user_can_create_statuses</text:span><text:span text:style-name="T32">()</text:span><text:line-break/><text:span text:style-name="T32"> <text:s text:c="3"/>{</text:span><text:line-break/><text:span text:style-name="T32"> <text:s text:c="7"/></text:span><text:span text:style-name="T35">// 1. Given =&gt; Teniendo un usuario autenticado</text:span><text:line-break/><text:span text:style-name="T35"> <text:s text:c="7"/>// 2. When =&gt; Cuando hace un post request a status</text:span><text:line-break/><text:span text:style-name="T35"> <text:s text:c="7"/>// 3. Then =&gt; Entonces veo un nuevo estado en la base de datos</text:span><text:line-break/><text:span text:style-name="T35"> <text:s text:c="3"/></text:span><text:span text:style-name="T32">}</text:span><text:line-break/><text:span text:style-name="T32">}</text:span></text:p>
      <text:p text:style-name="P18"/>
      <text:p text:style-name="P19">Y ahora vamos a rellenarlo y explicar los pasos que estamos haciendo</text:p>
      <text:p text:style-name="P21"><text:span text:style-name="T24"><text:line-break/></text:span>Aquí podemos ser más específicos en el nombre del método</text:p>
      <text:p text:style-name="Standard"><text:span text:style-name="T24">public function </text:span><text:span text:style-name="T38">an_authenticated_user_can_create_statuses</text:span><text:span text:style-name="T33">()</text:span></text:p>
      <text:p text:style-name="P34">{</text:p>
      <text:p text:style-name="Standard"><text:span text:style-name="T101">Creamos un usuario usando el model factory de User<text:line-break/></text:span><text:span text:style-name="T74"> <text:s text:c="3"/></text:span><text:span text:style-name="T44">// 1. Given =&gt; Teniendo un usuario autenticado</text:span><text:span text:style-name="T42"><text:line-break/></text:span><text:span text:style-name="T44"> <text:s text:c="3"/></text:span><text:span text:style-name="T49">$user</text:span><text:span text:style-name="T55">=</text:span><text:span text:style-name="T63">factory</text:span><text:span text:style-name="T74">(</text:span><text:span text:style-name="T90">User</text:span><text:span text:style-name="T55">::</text:span><text:span text:style-name="T95">class</text:span><text:span text:style-name="T74">)</text:span><text:span text:style-name="T55">-&gt;</text:span><text:span text:style-name="T63">create</text:span><text:span text:style-name="T74">();</text:span><text:span text:style-name="T42"><text:line-break/></text:span><text:span text:style-name="T74"> <text:s text:c="3"/></text:span><text:span text:style-name="T49">$this→actingAs($user);</text:span></text:p>
      <text:p text:style-name="P35"/>
      <text:p text:style-name="P21"><text:span text:style-name="T101">Publicamos el primer post del usuario que hemos creado<text:line-break/></text:span><text:span text:style-name="T74"> <text:s text:c="3"/></text:span><text:span text:style-name="T44">// 2. When =&gt; Cuando hace un post request a status</text:span><text:span text:style-name="T42"><text:line-break/></text:span><text:span text:style-name="T44"> <text:s text:c="3"/></text:span><text:span text:style-name="T49">$this</text:span><text:span text:style-name="T55">-&gt;</text:span><text:span text:style-name="T63">post</text:span><text:span text:style-name="T74">(</text:span><text:span text:style-name="T63">route</text:span><text:span text:style-name="T74">(</text:span><text:span text:style-name="T82">'status.store'</text:span><text:span text:style-name="T74">), [</text:span><text:span text:style-name="T82">'body'</text:span><text:span text:style-name="T55">=&gt;</text:span><text:span text:style-name="T82">'Mi primer estado'</text:span><text:span text:style-name="T74">]);</text:span><text:span text:style-name="T42"><text:line-break/></text:span></text:p>
      <text:p text:style-name="P21"><text:span text:style-name="T101">Comprobamos que se ha quedado guardado en la base de datos<text:line-break/></text:span><text:span text:style-name="T74"> <text:s text:c="3"/></text:span><text:span text:style-name="T44">// 3. Then =&gt; Entonces veo un nuevo estado en la base de datos</text:span><text:span text:style-name="T42"><text:line-break/></text:span><text:span text:style-name="T44"> <text:s text:c="3"/></text:span><text:span text:style-name="T49">$this</text:span><text:span text:style-name="T55">-&gt;</text:span><text:span text:style-name="T63">assertDatabaseHas</text:span><text:span text:style-name="T74">(</text:span><text:span text:style-name="T82">'statuses'</text:span><text:span text:style-name="T74">, [</text:span><text:span text:style-name="T82">'body'</text:span><text:span text:style-name="T55">=&gt;</text:span><text:span text:style-name="T82">'Mi primer estado'</text:span><text:span text:style-name="T74">]);</text:span><text:span text:style-name="T42"><text:line-break/></text:span><text:span text:style-name="T74">}</text:span></text:p>
      <text:p text:style-name="P34"/>
      <text:p text:style-name="P20">No pasaría el test porque todavía no hemos escrito código de producción.</text:p>
      <text:p text:style-name="P20">Y aquí termina la fase red de “Red, Green, Refactor”.</text:p>
      <text:p text:style-name="P20"/>
      <text:p text:style-name="P20">Vídeo 6</text:p>
      <text:p text:style-name="P22">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2"><text:span text:style-name="T73">&lt;</text:span><text:span text:style-name="T48">env </text:span><text:span text:style-name="T93">name</text:span><text:span text:style-name="T81">="APP_ENV" </text:span><text:span text:style-name="T93">value</text:span><text:span text:style-name="T81">="testing"</text:span><text:span text:style-name="T73">/&gt;</text:span><text:line-break/><text:span text:style-name="T73">&lt;</text:span><text:span text:style-name="T48">env </text:span><text:span text:style-name="T93">name</text:span><text:span text:style-name="T81">="CACHE_DRIVER" </text:span><text:span text:style-name="T93">value</text:span><text:span text:style-name="T81">="array"</text:span><text:span text:style-name="T73">/&gt;</text:span><text:line-break/><text:span text:style-name="T73">&lt;</text:span><text:span text:style-name="T48">env </text:span><text:span text:style-name="T93">name</text:span><text:span text:style-name="T81">="SESSION_DRIVER" </text:span><text:span text:style-name="T93">value</text:span><text:span text:style-name="T81">="array"</text:span><text:span text:style-name="T73">/&gt;</text:span><text:line-break/><text:span text:style-name="T73">&lt;</text:span><text:span text:style-name="T48">env </text:span><text:span text:style-name="T93">name</text:span><text:span text:style-name="T81">="QUEUE_DRIVER" </text:span><text:span text:style-name="T93">value</text:span><text:span text:style-name="T81">="sync"</text:span><text:span text:style-name="T73">/&gt;</text:span><text:line-break/><text:span text:style-name="T73">&lt;</text:span><text:span text:style-name="T48">env </text:span><text:span text:style-name="T93">name</text:span><text:span text:style-name="T81">="MAIL_DRIVER" </text:span><text:span text:style-name="T93">value</text:span><text:span text:style-name="T81">="array"</text:span><text:span text:style-name="T73">/&gt;</text:span><text:line-break/><text:span text:style-name="T73">&lt;</text:span><text:span text:style-name="T48">env </text:span><text:span text:style-name="T93">name</text:span><text:span text:style-name="T81">="DB_CONNECTION" </text:span><text:span text:style-name="T93">value</text:span><text:span text:style-name="T81">="sqlite"</text:span><text:span text:style-name="T73">/&gt;</text:span><text:line-break/><text:span text:style-name="T73">&lt;</text:span><text:span text:style-name="T48">env </text:span><text:span text:style-name="T93">name</text:span><text:span text:style-name="T81">="DB_DATABASE" </text:span><text:span text:style-name="T93">value</text:span><text:span text:style-name="T81">=":memory:"</text:span><text:span text:style-name="T73">/&gt;</text:span></text:p>
      <text:p text:style-name="P22">Solo se han añadido las 2 últimas líneas que implica que se conecte por sqlite y que la base de datos esté en memoria. Estas variables de entorno solo actuarán cuando se estén ejecutando tests.</text:p>
      <text:p text:style-name="P22">Ejecutamos el test nuevamente y nos da otro error por lo que hemos progresado al haber arreglado el problema de la base de datos.</text:p>
      <text:p text:style-name="P23"/>
      <text:p text:style-name="P23"><text:soft-page-break/>No encuentra la tabla users y eso es porque no se han ejecutado las migraciones. Si queremos que se ejecuten y tener una base de datos “fresca”, podemos usar el trait RefreshDatabase justo después de declarar la clase de esta forma:</text:p>
      <text:p text:style-name="P23"/>
      <text:p text:style-name="P23"><text:span text:style-name="T94">class </text:span><text:span text:style-name="T89">CreateStatusTest </text:span><text:span text:style-name="T94">extends </text:span><text:span text:style-name="T29">TestCase</text:span><text:line-break/><text:span text:style-name="T73">{</text:span><text:line-break/><text:span text:style-name="T78"> <text:s text:c="3"/></text:span><text:span text:style-name="T97">use </text:span><text:span text:style-name="T31">RefreshDatabase</text:span><text:span text:style-name="T78">;</text:span><text:line-break/><text:span text:style-name="T73"> <text:s text:c="3"/></text:span><text:span text:style-name="T43">/**</text:span><text:line-break/><text:span text:style-name="T43"> <text:s text:c="4"/>* </text:span><text:span text:style-name="T99">@test</text:span><text:line-break/><text:span text:style-name="T99"> <text:s text:c="4"/></text:span><text:span text:style-name="T43">*/</text:span><text:line-break/><text:span text:style-name="T43"> <text:s text:c="3"/></text:span><text:span text:style-name="T94">public function </text:span><text:span text:style-name="T62">an_authenticated_user_can_create_statuses</text:span><text:span text:style-name="T73">()</text:span><text:line-break/><text:span text:style-name="T73"> <text:s text:c="3"/>{</text:span></text:p>
      <text:p text:style-name="P23">Ejecutamos y vemos que nos da otro error y es que la ruta “status.store” no existe así que la cambiamos por “statuses.store” y ejecutamos otra vez. Evidentemente no existe la ruta así que la tenemos que crear.</text:p>
      <text:p text:style-name="P24"><text:span text:style-name="T48">$this</text:span><text:span text:style-name="T54">-&gt;</text:span><text:span text:style-name="T62">post</text:span><text:span text:style-name="T73">(</text:span><text:span text:style-name="T62">route</text:span><text:span text:style-name="T73">(</text:span><text:span text:style-name="T81">'statuses.store'</text:span><text:span text:style-name="T73">), [</text:span><text:span text:style-name="T81">'body'</text:span><text:span text:style-name="T54">=&gt;</text:span><text:span text:style-name="T81">'Mi primer estado'</text:span><text:span text:style-name="T73">]);</text:span></text:p>
      <text:p text:style-name="P25">Y ahora creamos la ruta:</text:p>
      <text:p text:style-name="P26">Para ello tenemos que ir a social/routes/web.php, eliminamos todo lo que hay y creamos una nueva ruta post:</text:p>
      <text:p text:style-name="P26"><text:span text:style-name="T100">&lt;?php</text:span><text:line-break/><text:line-break/><text:span text:style-name="T92">Route</text:span><text:span text:style-name="T61">::</text:span><text:span text:style-name="T72">post</text:span><text:span text:style-name="T80">(</text:span><text:span text:style-name="T88">'statuses'</text:span><text:span text:style-name="T80">, </text:span><text:span text:style-name="T88">'StatusesController@store'</text:span><text:span text:style-name="T80">)</text:span><text:span text:style-name="T61">-&gt;</text:span><text:span text:style-name="T69">name</text:span><text:span text:style-name="T80">(</text:span><text:span text:style-name="T88">'statuses.store'</text:span><text:span text:style-name="T80">);</text:span></text:p>
      <text:p text:style-name="P27">Si ejecutamos el test otra vez, nos da error de que la tabla statuses no existe. Vamos a nuestro worskpace bash y la creamos. Para eso hacemos:</text:p>
      <text:p text:style-name="P28"><text:span text:style-name="T2">d</text:span><text:span text:style-name="T3">up</text:span></text:p>
      <text:p text:style-name="P12">de</text:p>
      <text:p text:style-name="P12">cd social</text:p>
      <text:p text:style-name="P12">php artisan make:model Models/Status -mc</text:p>
      <text:p text:style-name="Standard"><text:line-break/>La opción m es para que nos cree la migración también y la c es para que cree el controlador. De esta forma tenemos migración, modelo y controlador a la vez.<text:span text:style-name="T102"><text:line-break/></text:span><text:span text:style-name="T103">Ahora vamos a cambiar el nombre del controlador de StatusController.php a StatusesController.php en social/app/Http/Controllers/StatusesController.php</text:span></text:p>
      <text:p text:style-name="P6"/>
      <text:p text:style-name="P30">Anotaciones: Si nos da problemas de permisos, siempre podemos ejecutar estando en la carpeta del proyecto</text:p>
      <text:p text:style-name="P29">sudo chown -R $USER .</text:p>
      <text:p text:style-name="P29"/>
      <text:p text:style-name="P30">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0"><text:span text:style-name="T94">public function </text:span><text:span text:style-name="T62">an_authenticated_user_can_create_statuses</text:span><text:span text:style-name="T73">()</text:span><text:line-break/><text:span text:style-name="T73">{</text:span><text:line-break/><text:span text:style-name="T73"> <text:s text:c="3"/></text:span><text:span text:style-name="T48">$this</text:span><text:span text:style-name="T54">-&gt;</text:span><text:span text:style-name="T62">withoutExceptionHandling</text:span><text:span text:style-name="T73">();</text:span></text:p>
      <text:p text:style-name="P30"/>
      <text:p text:style-name="P31">Nos da ese error. Ahora queda crear el método store en StatusesController:</text:p>
      <text:p text:style-name="P31"><text:span text:style-name="T94">class </text:span><text:span text:style-name="T46">StatusesController </text:span><text:span text:style-name="T94">extends </text:span><text:span text:style-name="T29">Controller</text:span><text:line-break/><text:span text:style-name="T73">{</text:span><text:line-break/><text:span text:style-name="T73"> <text:s text:c="3"/></text:span><text:span text:style-name="T94">public function </text:span><text:span text:style-name="T62">store</text:span><text:span text:style-name="T73">()</text:span><text:line-break/><text:span text:style-name="T73"> <text:s text:c="3"/>{</text:span><text:line-break/><text:span text:style-name="T73"> <text:s text:c="7"/></text:span><text:line-break/><text:span text:style-name="T73"> <text:s text:c="3"/>}</text:span><text:line-break/><text:span text:style-name="T73">}</text:span></text:p>
      <text:p text:style-name="P31">Ahora nos dice que tenemos que crear el estado en la base de datos.</text:p>
      <text:p text:style-name="P31"><text:soft-page-break/><text:span text:style-name="T94">class </text:span><text:span text:style-name="T46">StatusesController </text:span><text:span text:style-name="T94">extends </text:span><text:span text:style-name="T29">Controller</text:span><text:line-break/><text:span text:style-name="T73">{</text:span><text:line-break/><text:span text:style-name="T73"> <text:s text:c="3"/></text:span><text:span text:style-name="T94">public function </text:span><text:span text:style-name="T62">store</text:span><text:span text:style-name="T73">()</text:span><text:line-break/><text:span text:style-name="T73"> <text:s text:c="3"/>{</text:span><text:line-break/><text:span text:style-name="T73"> <text:s text:c="7"/></text:span><text:span text:style-name="T89">Status</text:span><text:span text:style-name="T54">::</text:span><text:span text:style-name="T70">create</text:span><text:span text:style-name="T73">([</text:span><text:span text:style-name="T81">'body'</text:span><text:span text:style-name="T54">=&gt;</text:span><text:span text:style-name="T62">request</text:span><text:span text:style-name="T73">(</text:span><text:span text:style-name="T81">'body'</text:span><text:span text:style-name="T73">)]);</text:span><text:line-break/><text:span text:style-name="T73"> <text:s text:c="3"/>}</text:span><text:line-break/><text:span text:style-name="T73">}</text:span></text:p>
      <text:p text:style-name="P31">Ahora dice que body no es una propiedad fillable para permitir asignación masiva.</text:p>
      <text:p text:style-name="P31">Podemos incluirla o podemos deshabilitar la protección de asignación masiva que se puede hacer yendo al modelo en social/app/Models/Status.php y lo dejamos así:</text:p>
      <text:p text:style-name="P31"><text:span text:style-name="T94">class </text:span><text:span text:style-name="T89">Status </text:span><text:span text:style-name="T94">extends </text:span><text:span text:style-name="T29">Model</text:span><text:line-break/><text:span text:style-name="T73">{</text:span><text:line-break/><text:span text:style-name="T73"> <text:s text:c="3"/></text:span><text:span text:style-name="T94">protected </text:span><text:span text:style-name="T48">$guarded</text:span><text:span text:style-name="T54">=</text:span><text:span text:style-name="T73">[];</text:span><text:line-break/><text:span text:style-name="T73">}</text:span><text:line-break/><text:span text:style-name="T104">Si ejecutamos otra vez, dice que la tabla Statuses no tiene una columna body. Vamos a añadirla en la migración en social/database/migrations/2020_05_07_171235_create_statuses_table.php</text:span></text:p>
      <text:p text:style-name="P32"/>
      <text:p text:style-name="P32">Anotaciones: voy a omitir a partir de hoy los números por comodidad porque es solo para que Laravel sepa qué migración hacer antes.</text:p>
      <text:p text:style-name="P32"/>
      <text:p text:style-name="P31"><text:span text:style-name="T89">Schema</text:span><text:span text:style-name="T54">::</text:span><text:span text:style-name="T70">create</text:span><text:span text:style-name="T73">(</text:span><text:span text:style-name="T81">'statuses'</text:span><text:span text:style-name="T73">, </text:span><text:span text:style-name="T94">function </text:span><text:span text:style-name="T73">(</text:span><text:span text:style-name="T29">Blueprint </text:span><text:span text:style-name="T48">$table</text:span><text:span text:style-name="T73">) {</text:span><text:line-break/><text:span text:style-name="T73"> <text:s text:c="3"/></text:span><text:span text:style-name="T48">$table</text:span><text:span text:style-name="T54">-&gt;</text:span><text:span text:style-name="T62">increments</text:span><text:span text:style-name="T73">(</text:span><text:span text:style-name="T81">'id'</text:span><text:span text:style-name="T73">);</text:span><text:line-break/><text:span text:style-name="T78"> <text:s text:c="3"/></text:span><text:span text:style-name="T52">$table</text:span><text:span text:style-name="T59">-&gt;</text:span><text:span text:style-name="T67">text</text:span><text:span text:style-name="T78">(</text:span><text:span text:style-name="T86">'body'</text:span><text:span text:style-name="T78">);</text:span><text:line-break/><text:span text:style-name="T73"> <text:s text:c="3"/></text:span><text:span text:style-name="T48">$table</text:span><text:span text:style-name="T54">-&gt;</text:span><text:span text:style-name="T62">timestamps</text:span><text:span text:style-name="T73">();</text:span><text:line-break/><text:span text:style-name="T73">});</text:span></text:p>
      <text:p text:style-name="P31"/>
      <text:p text:style-name="P32">Y con esto ya pasa el test sin problema. Pero le falta que compruebe que el usuario que ha creado el post coincide con el que se coteja en el test. Esto se hace modificando el Test:</text:p>
      <text:p text:style-name="P32"><text:span text:style-name="T105"><text:s text:c="4"/></text:span><text:span text:style-name="T48">$this</text:span><text:span text:style-name="T54">-&gt;</text:span><text:span text:style-name="T62">assertDatabaseHas</text:span><text:span text:style-name="T73">(</text:span><text:span text:style-name="T81">'statuses'</text:span><text:span text:style-name="T73">, [</text:span><text:line-break/><text:span text:style-name="T78"> <text:s text:c="7"/></text:span><text:span text:style-name="T86">'user_id'</text:span><text:span text:style-name="T59">=&gt;</text:span><text:span text:style-name="T52">$user</text:span><text:span text:style-name="T59">-&gt;</text:span><text:span text:style-name="T52">id</text:span><text:span text:style-name="T78">,</text:span><text:line-break/><text:span text:style-name="T73"> <text:s text:c="7"/></text:span><text:span text:style-name="T81">'body'</text:span><text:span text:style-name="T54">=&gt;</text:span><text:span text:style-name="T81">'Mi primer estado'</text:span><text:span text:style-name="T73">]);</text:span><text:line-break/><text:span text:style-name="T73">}</text:span></text:p>
      <text:p text:style-name="P36">Si ejecutamos otra vez, nos dirá que no existe ninguna columna que coincida con el user_id así que lo agregamos a la BBDD en la migración:</text:p>
      <text:p text:style-name="P36"><text:span text:style-name="T89">Schema</text:span><text:span text:style-name="T54">::</text:span><text:span text:style-name="T70">create</text:span><text:span text:style-name="T73">(</text:span><text:span text:style-name="T81">'statuses'</text:span><text:span text:style-name="T73">, </text:span><text:span text:style-name="T94">function </text:span><text:span text:style-name="T73">(</text:span><text:span text:style-name="T29">Blueprint </text:span><text:span text:style-name="T48">$table</text:span><text:span text:style-name="T73">) {</text:span><text:line-break/><text:span text:style-name="T73"> <text:s text:c="3"/></text:span><text:span text:style-name="T48">$table</text:span><text:span text:style-name="T54">-&gt;</text:span><text:span text:style-name="T62">increments</text:span><text:span text:style-name="T73">(</text:span><text:span text:style-name="T81">'id'</text:span><text:span text:style-name="T73">);</text:span><text:line-break/><text:span text:style-name="T78"> <text:s text:c="3"/></text:span><text:span text:style-name="T52">$table</text:span><text:span text:style-name="T59">-&gt;</text:span><text:span text:style-name="T67">unsignedInteger</text:span><text:span text:style-name="T78">(</text:span><text:span text:style-name="T86">'user_id'</text:span><text:span text:style-name="T78">);</text:span><text:line-break/><text:span text:style-name="T73"> <text:s text:c="3"/></text:span><text:span text:style-name="T48">$table</text:span><text:span text:style-name="T54">-&gt;</text:span><text:span text:style-name="T62">text</text:span><text:span text:style-name="T73">(</text:span><text:span text:style-name="T81">'body'</text:span><text:span text:style-name="T73">);</text:span><text:line-break/><text:span text:style-name="T73"> <text:s text:c="3"/></text:span><text:span text:style-name="T48">$table</text:span><text:span text:style-name="T54">-&gt;</text:span><text:span text:style-name="T62">timestamps</text:span><text:span text:style-name="T73">();</text:span></text:p>
      <text:p text:style-name="P36">Ejecutamos el test y dice que no puede ser nulo el usuario así que vamos al controlador y lo modificamos:</text:p>
      <text:p text:style-name="P36"><text:span text:style-name="T94">public function </text:span><text:span text:style-name="T62">store</text:span><text:span text:style-name="T73">()</text:span><text:line-break/><text:span text:style-name="T73">{</text:span><text:line-break/><text:span text:style-name="T73"> <text:s text:c="3"/></text:span><text:span text:style-name="T89">Status</text:span><text:span text:style-name="T54">::</text:span><text:span text:style-name="T70">create</text:span><text:span text:style-name="T73">([</text:span><text:line-break/><text:span text:style-name="T73"> <text:s text:c="7"/></text:span><text:span text:style-name="T81">'body'</text:span><text:span text:style-name="T54">=&gt;</text:span><text:span text:style-name="T62">request</text:span><text:span text:style-name="T73">(</text:span><text:span text:style-name="T81">'body'</text:span><text:span text:style-name="T73">),</text:span><text:line-break/><text:span text:style-name="T78"> <text:s text:c="7"/></text:span><text:span text:style-name="T86">'user_id'</text:span><text:span text:style-name="T59">=&gt;</text:span><text:span text:style-name="T67">auth</text:span><text:span text:style-name="T78">()</text:span><text:span text:style-name="T59">-&gt;</text:span><text:span text:style-name="T67">id</text:span><text:span text:style-name="T78">()]);</text:span><text:line-break/><text:span text:style-name="T73">}</text:span></text:p>
      <text:p text:style-name="P37">Volvemos a ejecutar el test y ya vemos que funciona todo como debería.</text:p>
      <text:p text:style-name="P38"/>
      <text:p text:style-name="P38">Vídeo 7</text:p>
      <text:p text:style-name="P38">Ahora vamos a comprobar que nos retorna un json porque vamos a usar VueJS para mostrarla mediante AJAX y esto se hace modificando el Test de esta forma:</text:p>
      <text:p text:style-name="Standard"><text:span text:style-name="T50">$this</text:span><text:span text:style-name="T56">-&gt;</text:span><text:span text:style-name="T64">actingAs</text:span><text:span text:style-name="T75">(</text:span><text:span text:style-name="T50">$user</text:span><text:span text:style-name="T75">);</text:span><text:span text:style-name="T106"><text:line-break/><text:line-break/></text:span><text:span text:style-name="T45">// 2. When =&gt; Cuando hace un post request a status</text:span><text:span text:style-name="T106"><text:line-break/></text:span><text:span text:style-name="T50">$response </text:span><text:span text:style-name="T56">= </text:span><text:span text:style-name="T50">$this</text:span><text:span text:style-name="T56">-&gt;</text:span><text:span text:style-name="T64">post</text:span><text:span text:style-name="T75">(</text:span><text:span text:style-name="T64">route</text:span><text:span text:style-name="T75">(</text:span><text:span text:style-name="T83">'statuses.store'</text:span><text:span text:style-name="T75">), [</text:span><text:span text:style-name="T83">'body'</text:span><text:span text:style-name="T56">=&gt;</text:span><text:span text:style-name="T83">'Mi primer estado'</text:span><text:span text:style-name="T75">]);</text:span><text:span text:style-name="T106"><text:line-break/>Le hemos asignado la variable response porque de esta forma podemos realizar varias comprobaciones </text:span><text:soft-page-break/><text:span text:style-name="T106">sobre un mismo resultado.<text:line-break/></text:span><text:span text:style-name="T50">$response</text:span><text:span text:style-name="T56">-&gt;</text:span><text:span text:style-name="T64">assertJson</text:span><text:span text:style-name="T75">([</text:span><text:span text:style-name="T106"><text:line-break/></text:span><text:span text:style-name="T75"> <text:s text:c="3"/></text:span><text:span text:style-name="T83">'body'</text:span><text:span text:style-name="T56">=&gt;</text:span><text:span text:style-name="T83">'Mi primer status'</text:span><text:span text:style-name="T75">,</text:span><text:span text:style-name="T106"><text:line-break/></text:span><text:span text:style-name="T75">]);</text:span><text:span text:style-name="T106"><text:line-break/>Aquí comprobamos que coincide el body con el que creamos.</text:span></text:p>
      <text:p text:style-name="P39">Si ejecutamos el test, vemos que da error y eso es porque en el controller no se está devolviendo una respuesta en json. Modificamos el controller de esta forma:</text:p>
      <text:p text:style-name="P39"><text:span text:style-name="T52">$status</text:span><text:span text:style-name="T59">=</text:span><text:span text:style-name="T91">Status</text:span><text:span text:style-name="T59">::</text:span><text:span text:style-name="T71">create</text:span><text:span text:style-name="T78">([</text:span></text:p>
      <text:p text:style-name="Standard"><text:span text:style-name="T107">Asignamos el estado que hemos creado para poder trabajar con el luego con el json<text:line-break/></text:span><text:span text:style-name="T76"> <text:s text:c="3"/></text:span><text:span text:style-name="T84">'body'</text:span><text:span text:style-name="T57">=&gt;</text:span><text:span text:style-name="T65">request</text:span><text:span text:style-name="T76">(</text:span><text:span text:style-name="T84">'body'</text:span><text:span text:style-name="T76">),</text:span><text:span text:style-name="T107"><text:line-break/></text:span><text:span text:style-name="T76"> <text:s text:c="3"/></text:span><text:span text:style-name="T84">'user_id'</text:span><text:span text:style-name="T57">=&gt;</text:span><text:span text:style-name="T65">auth</text:span><text:span text:style-name="T76">()</text:span><text:span text:style-name="T57">-&gt;</text:span><text:span text:style-name="T65">id</text:span><text:span text:style-name="T76">()</text:span><text:span text:style-name="T107"><text:line-break/></text:span><text:span text:style-name="T76">]);</text:span><text:span text:style-name="T107"><text:line-break/><text:line-break/></text:span><text:span text:style-name="T98">return </text:span><text:span text:style-name="T68">response</text:span><text:span text:style-name="T79">()</text:span><text:span text:style-name="T60">-&gt;</text:span><text:span text:style-name="T68">json</text:span><text:span text:style-name="T79">([</text:span><text:span text:style-name="T87">'body'</text:span><text:span text:style-name="T60">=&gt;</text:span><text:span text:style-name="T53">$status</text:span><text:span text:style-name="T60">-&gt;</text:span><text:span text:style-name="T53">body</text:span><text:span text:style-name="T79">]);</text:span></text:p>
      <text:p text:style-name="P39">Aquí devolvemos una respuesta en forma de json usando el body del status que hemos asignado unas líneas antes.</text:p>
      <text:p text:style-name="P39">Ejecutamos el test y vemos que <text:span text:style-name="T108">da error al contrario que el vídeo:</text:span></text:p>
      <text:p text:style-name="P40">Unable to find JSON: </text:p>
      <text:p text:style-name="P40"/>
      <text:p text:style-name="P40">[{</text:p>
      <text:p text:style-name="P40"><text:s text:c="4"/>"body": "Mi primer status"</text:p>
      <text:p text:style-name="P40">}]</text:p>
      <text:p text:style-name="P40"/>
      <text:p text:style-name="P40">within response JSON:</text:p>
      <text:p text:style-name="P40"/>
      <text:p text:style-name="P40">[{</text:p>
      <text:p text:style-name="P40"><text:s text:c="4"/>"body": "Mi primer estado"</text:p>
      <text:p text:style-name="P40">}].</text:p>
      <text:p text:style-name="P69">Aquí vemos que hemos puesto estado y status como body por lo que no coincide. Vamos a cambiar la del JSON por estado para que coincida y ejecutamos otra vez:</text:p>
      <text:p text:style-name="P42"><text:span text:style-name="T48">$response</text:span><text:span text:style-name="T54">-&gt;</text:span><text:span text:style-name="T62">assertJson</text:span><text:span text:style-name="T73">([</text:span><text:line-break/><text:span text:style-name="T73"> <text:s text:c="3"/></text:span><text:span text:style-name="T81">'body'</text:span><text:span text:style-name="T54">=&gt;</text:span><text:span text:style-name="T81">'Mi primer estado'</text:span><text:span text:style-name="T73">,</text:span><text:line-break/><text:span text:style-name="T73">]);</text:span><text:line-break/><text:span text:style-name="T108">Ahora vemos que funciona perfecto como en el vídeo.</text:span></text:p>
      <text:p text:style-name="P42"/>
      <text:p text:style-name="P44"><text:span text:style-name="T109">En este momento queremos hacer que solo los usuarios autenticados puedan mandar estados. Esto se soluciona modificando la ruta de esta manera:<text:line-break/></text:span><text:span text:style-name="T89">Route</text:span><text:span text:style-name="T54">::</text:span><text:span text:style-name="T70">post</text:span><text:span text:style-name="T73">(</text:span><text:span text:style-name="T81">'statuses'</text:span><text:span text:style-name="T73">, </text:span><text:span text:style-name="T81">'StatusesController@store'</text:span><text:span text:style-name="T73">)</text:span><text:span text:style-name="T54">-&gt;</text:span><text:span text:style-name="T62">name</text:span><text:span text:style-name="T73">(</text:span><text:span text:style-name="T81">'statuses.store'</text:span><text:span text:style-name="T73">)</text:span><text:span text:style-name="T54">-&gt;</text:span><text:span text:style-name="T62">middleware</text:span><text:span text:style-name="T73">(</text:span><text:span text:style-name="T81">'auth'</text:span><text:span text:style-name="T73">);</text:span></text:p>
      <text:p text:style-name="P43">Pero el problema que nos encontramos ahora es que nuestros tests no reaccionan a que middleware(auth()) esté puesto o no porque si hay algún error, se verá en produción. Tenemos que corregir esto poniendo otro método en el test:</text:p>
      <text:p text:style-name="P43"><text:span text:style-name="T43">/**</text:span><text:line-break/><text:span text:style-name="T43"> * </text:span><text:span text:style-name="T99">@test</text:span><text:line-break/><text:span text:style-name="T99"> </text:span><text:span text:style-name="T43">*/</text:span><text:line-break/><text:span text:style-name="T94">public function </text:span><text:span text:style-name="T62">guests_users_can_not_create_statuses</text:span><text:span text:style-name="T73">()</text:span><text:line-break/><text:span text:style-name="T73">{</text:span><text:line-break/><text:span text:style-name="T73"> <text:s text:c="3"/></text:span><text:span text:style-name="T48">$response </text:span><text:span text:style-name="T54">= </text:span><text:span text:style-name="T48">$this</text:span><text:span text:style-name="T54">-&gt;</text:span><text:span text:style-name="T62">post</text:span><text:span text:style-name="T73">(</text:span><text:span text:style-name="T62">route</text:span><text:span text:style-name="T73">(</text:span><text:span text:style-name="T81">'statuses.store'</text:span><text:span text:style-name="T73">), [</text:span><text:span text:style-name="T81">'body'</text:span><text:span text:style-name="T54">=&gt;</text:span><text:span text:style-name="T81">'Mi primer estado'</text:span><text:span text:style-name="T73">]);</text:span><text:line-break/><text:span text:style-name="T73"> <text:s text:c="3"/></text:span><text:line-break/><text:span text:style-name="T73"> <text:s text:c="3"/></text:span><text:span text:style-name="T48">$response</text:span><text:span text:style-name="T54">-&gt;</text:span><text:span text:style-name="T62">assertRedirect</text:span><text:span text:style-name="T73">(</text:span><text:span text:style-name="T81">'login'</text:span><text:span text:style-name="T73">);</text:span><text:line-break/><text:span text:style-name="T73">}</text:span></text:p>
      <text:p text:style-name="P45">Si ejecutamos otra vez, vemos que nos da error tanto si ponemos el middleware como si lo quitamos. Vamos a quitar el manejo de excepciones y vemos qué pasa.</text:p>
      <text:p text:style-name="P45">Ejecutamos y vemos que no estamos autenticados. Pero algo está pasando al momento de hacer la redirección. Vamos a hacerle un dd a la respuesta que recibimos de esta forma y vemos qué pasa:</text:p>
      <text:p text:style-name="P45"><text:soft-page-break/><text:span text:style-name="T94">public function </text:span><text:span text:style-name="T62">guests_users_can_not_create_statuses</text:span><text:span text:style-name="T73">()</text:span><text:line-break/><text:span text:style-name="T73">{</text:span><text:line-break/><text:span text:style-name="T73"> <text:s text:c="3"/></text:span><text:span text:style-name="T48">$response </text:span><text:span text:style-name="T54">= </text:span><text:span text:style-name="T48">$this</text:span><text:span text:style-name="T54">-&gt;</text:span><text:span text:style-name="T62">post</text:span><text:span text:style-name="T73">(</text:span><text:span text:style-name="T62">route</text:span><text:span text:style-name="T73">(</text:span><text:span text:style-name="T81">'statuses.store'</text:span><text:span text:style-name="T73">), [</text:span><text:span text:style-name="T81">'body'</text:span><text:span text:style-name="T54">=&gt;</text:span><text:span text:style-name="T81">'Mi primer estado'</text:span><text:span text:style-name="T73">]);</text:span><text:line-break/><text:line-break/><text:span text:style-name="T78"> <text:s text:c="3"/></text:span><text:span text:style-name="T67">dd</text:span><text:span text:style-name="T78">(</text:span><text:span text:style-name="T52">$response</text:span><text:span text:style-name="T59">-&gt;</text:span><text:span text:style-name="T67">content</text:span><text:span text:style-name="T78">());</text:span><text:line-break/><text:span text:style-name="T73"> <text:s text:c="3"/></text:span><text:span text:style-name="T48">$response</text:span><text:span text:style-name="T54">-&gt;</text:span><text:span text:style-name="T62">assertRedirect</text:span><text:span text:style-name="T73">(</text:span><text:span text:style-name="T81">'login'</text:span><text:span text:style-name="T73">);</text:span><text:line-break/><text:span text:style-name="T73">}</text:span></text:p>
      <text:p text:style-name="P70"/>
      <text:p text:style-name="P46">Vemos que nos da como respuesta:</text:p>
      <text:p text:style-name="P41">InvalidArgumentException: Route [login] not defined.</text:p>
      <text:p text:style-name="P46">Entonces esto significa que la redirección es correcta solo que no tenemos la ruta login. Vamos a agregar en el web.php la rutas de auth a la vez de esta manera:</text:p>
      <text:p text:style-name="P46"><text:span text:style-name="T94">&lt;?php</text:span><text:line-break/><text:line-break/><text:span text:style-name="T89">Route</text:span><text:span text:style-name="T54">::</text:span><text:span text:style-name="T70">post</text:span><text:span text:style-name="T73">(</text:span><text:span text:style-name="T81">'statuses'</text:span><text:span text:style-name="T73">, </text:span><text:span text:style-name="T81">'StatusesController@store'</text:span><text:span text:style-name="T73">)</text:span><text:span text:style-name="T54">-&gt;</text:span><text:span text:style-name="T62">name</text:span><text:span text:style-name="T73">(</text:span><text:span text:style-name="T81">'statuses.store'</text:span><text:span text:style-name="T73">)</text:span><text:span text:style-name="T54">-&gt;</text:span><text:span text:style-name="T62">middleware</text:span><text:span text:style-name="T73">(</text:span><text:span text:style-name="T81">'auth'</text:span><text:span text:style-name="T73">);</text:span><text:line-break/><text:line-break/><text:span text:style-name="T89">Route</text:span><text:span text:style-name="T54">::</text:span><text:span text:style-name="T70">auth</text:span><text:span text:style-name="T73">();</text:span></text:p>
      <text:p text:style-name="P46">Si ejecutamos el test, vemos que ya redirecciona correctamente y podemos quitar el dd sin miedo.</text:p>
      <text:p text:style-name="P46"/>
      <text:p text:style-name="P71">Podemos poner si queremos, el middleware en el constructor del controlador:</text:p>
      <text:p text:style-name="P71"><text:span text:style-name="T94">class </text:span><text:span text:style-name="T46">StatusesController </text:span><text:span text:style-name="T94">extends </text:span><text:span text:style-name="T29">Controller</text:span><text:line-break/><text:span text:style-name="T73">{</text:span><text:line-break/><text:span text:style-name="T73"> <text:s text:c="3"/></text:span><text:span text:style-name="T94">public function </text:span><text:span text:style-name="T62">__construct</text:span><text:span text:style-name="T73">()</text:span><text:line-break/><text:span text:style-name="T73"> <text:s text:c="3"/>{</text:span><text:line-break/><text:span text:style-name="T73"> <text:s text:c="7"/></text:span><text:span text:style-name="T48">$this</text:span><text:span text:style-name="T54">-&gt;</text:span><text:span text:style-name="T62">middleware</text:span><text:span text:style-name="T73">(</text:span><text:span text:style-name="T81">'auth'</text:span><text:span text:style-name="T73">);</text:span><text:line-break/><text:span text:style-name="T73"> <text:s text:c="3"/>}</text:span><text:line-break/>Yo lo voy a dejar así por limpieza y legibilidad.</text:p>
      <text:p text:style-name="P71">Vídeo 8</text:p>
      <text:p text:style-name="P7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Droid Sans Devanagari1" svg:font-family="'Droid Sans Devanagari'" style:font-family-generic="swiss"/>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09T14:06:02.342417759</dc:date>
    <meta:editing-duration>PT13H41M49S</meta:editing-duration>
    <meta:editing-cycles>27</meta:editing-cycles>
    <meta:generator>LibreOffice/6.3.6.2$Linux_X86_64 LibreOffice_project/30$Build-2</meta:generator>
    <meta:document-statistic meta:table-count="0" meta:image-count="0" meta:object-count="0" meta:page-count="9" meta:paragraph-count="141" meta:word-count="2297" meta:character-count="15667" meta:non-whitespace-character-count="13123"/>
  </office:meta>
</office:document-meta>
</file>